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dashed_20_box">
      <style:graphic-properties fo:min-height="4.334cm" fo:min-width="12.339cm"/>
    </style:style>
    <style:style style:name="gr2" style:family="graphic" style:parent-style-name="standard">
      <style:graphic-properties draw:textarea-horizontal-align="justify" draw:textarea-vertical-align="middle" draw:auto-grow-height="false" fo:min-height="1.577cm" fo:min-width="3.876cm"/>
    </style:style>
    <style:style style:name="gr3" style:family="graphic" style:parent-style-name="standard">
      <style:graphic-properties draw:textarea-horizontal-align="justify" draw:textarea-vertical-align="middle" draw:auto-grow-height="false" fo:min-height="0.323cm" fo:min-width="2.2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/>
    </style:style>
    <style:style style:name="gr6" style:family="graphic" style:parent-style-name="dashed_20_box">
      <style:graphic-properties fo:min-height="0.385cm" fo:min-width="2.294cm"/>
    </style:style>
    <style:style style:name="gr7" style:family="graphic" style:parent-style-name="dashed_20_box">
      <style:graphic-properties fo:min-height="0.323cm" fo:min-width="2.2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3pt" style:font-size-asian="18pt" style:font-size-complex="18pt"/>
    </style:style>
    <style:style style:name="P6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5.08cm" svg:x="3.54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572cm" svg:height="2.023cm" svg:x="3.54cm" svg:y="9.194cm">
          <text:p text:style-name="P1">OpenMTC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572cm" svg:height="2.023cm" svg:x="11.428cm" svg:y="9.203cm">
          <text:p text:style-name="P1">AE (IP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794cm" svg:height="0.635cm" draw:transform="rotate (1.5707963267949) translate (2.905cm 11.541cm)">
          <text:p text:style-name="P1"><text:span text:style-name="T1">RES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line-skew="0.805cm" svg:x1="13.714cm" svg:y1="11.226cm" svg:x2="5.826cm" svg:y2="11.217cm" draw:start-shape="id1" draw:start-glue-point="2" draw:end-shape="id2" svg:d="M13714 11226v1331h-7888v-1340" svg:viewBox="0 0 7889 1341">
          <text:p text:style-name="P1"><text:span text:style-name="T1"/></text:p>
        </draw:connector>
        <draw:frame draw:style-name="gr5" draw:text-style-name="P4" draw:layer="layout" svg:width="8.382cm" svg:height="1.016cm" svg:x="7.326cm" svg:y="13.693cm">
          <draw:text-box>
            <text:p>OpenMTC SDK</text:p>
          </draw:text-box>
        </draw:frame>
        <draw:custom-shape draw:style-name="gr6" draw:text-style-name="P1" draw:layer="layout" svg:width="2.794cm" svg:height="0.635cm" draw:transform="rotate (1.5707963267949) translate (10.768cm 11.668cm)">
          <text:p text:style-name="P1"><text:span text:style-name="T2">Internal A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794cm" svg:height="0.635cm" draw:transform="rotate (1.5707963267949) translate (8.132cm 11.668cm)">
          <text:p text:style-name="P1"><text:span text:style-name="T2">Internal A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461cm" svg:height="0.889cm" svg:x="7.35cm" svg:y="12.394cm">
          <draw:text-box>
            <text:p text:style-name="P5"><text:span text:style-name="T1">subscribe (consumer)</text:span></text:p>
          </draw:text-box>
        </draw:frame>
        <draw:frame draw:style-name="gr5" draw:text-style-name="P6" draw:layer="layout" svg:width="5.461cm" svg:height="0.889cm" svg:x="7.604cm" svg:y="11.668cm">
          <draw:text-box>
            <text:p text:style-name="P5"><text:span text:style-name="T1">register (producer)</text:span></text:p>
          </draw:text-box>
        </draw:frame>
        <draw:frame draw:style-name="gr5" draw:text-style-name="P6" draw:layer="layout" svg:width="4.48cm" svg:height="0.889cm" svg:x="11.506cm" svg:y="10.344cm">
          <draw:text-box>
            <text:p text:style-name="P5"><text:span text:style-name="T1">producer/consu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draw:textarea-vertical-align="bottom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box" style:display-name="dashed box" style:family="graphic" style:parent-style-name="standard">
      <style:graphic-properties draw:stroke="dash" draw:stroke-dash="Fine_20_Dashe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5:48:49.932898493</meta:creation-date>
    <dc:date>2017-06-01T18:19:30.895486179</dc:date>
    <meta:editing-duration>PT20M24S</meta:editing-duration>
    <meta:editing-cycles>8</meta:editing-cycles>
    <meta:generator>LibreOffice/5.1.5.2$Linux_X86_64 LibreOffice_project/10m0$Build-2</meta:generator>
    <meta:document-statistic meta:object-count="11"/>
  </office:meta>
</office:document-meta>
</file>